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act_Num</text:p>
          </table:table-cell>
          <table:table-cell office:value-type="string" calcext:value-type="string">
            <text:p>PBN.py</text:p>
          </table:table-cell>
          <table:table-cell office:value-type="string" calcext:value-type="string">
            <text:p>BignumInt.cp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0.00005548" calcext:value-type="float">
            <text:p>5.55E-005</text:p>
          </table:table-cell>
          <table:table-cell table:style-name="ce1" office:value-type="float" office:value="0.00000197" calcext:value-type="float">
            <text:p>1.97E-0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0.00008752" calcext:value-type="float">
            <text:p>8.75E-005</text:p>
          </table:table-cell>
          <table:table-cell table:style-name="ce1" office:value-type="float" office:value="0.00000888" calcext:value-type="float">
            <text:p>8.88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0.00012291" calcext:value-type="float">
            <text:p>1.23E-004</text:p>
          </table:table-cell>
          <table:table-cell table:style-name="ce1" office:value-type="float" office:value="0.00001356" calcext:value-type="float">
            <text:p>1.3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0.00016161" calcext:value-type="float">
            <text:p>1.62E-004</text:p>
          </table:table-cell>
          <table:table-cell table:style-name="ce1" office:value-type="float" office:value="0.00001859" calcext:value-type="float">
            <text:p>1.86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0.00020118" calcext:value-type="float">
            <text:p>2.01E-004</text:p>
          </table:table-cell>
          <table:table-cell table:style-name="ce1" office:value-type="float" office:value="0.00002271" calcext:value-type="float">
            <text:p>2.27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0.00024307" calcext:value-type="float">
            <text:p>2.43E-004</text:p>
          </table:table-cell>
          <table:table-cell table:style-name="ce1" office:value-type="float" office:value="0.00002811" calcext:value-type="float">
            <text:p>2.8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0.00028233" calcext:value-type="float">
            <text:p>2.82E-004</text:p>
          </table:table-cell>
          <table:table-cell table:style-name="ce1" office:value-type="float" office:value="0.00003461" calcext:value-type="float">
            <text:p>3.46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0.00032816" calcext:value-type="float">
            <text:p>3.28E-004</text:p>
          </table:table-cell>
          <table:table-cell table:style-name="ce1" office:value-type="float" office:value="0.00004129" calcext:value-type="float">
            <text:p>4.13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float" office:value="0.00037178" calcext:value-type="float">
            <text:p>3.72E-004</text:p>
          </table:table-cell>
          <table:table-cell table:style-name="ce1" office:value-type="float" office:value="0.0000482" calcext:value-type="float">
            <text:p>4.82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float" office:value="0.00043885" calcext:value-type="float">
            <text:p>4.39E-004</text:p>
          </table:table-cell>
          <table:table-cell table:style-name="ce1" office:value-type="float" office:value="0.00005887" calcext:value-type="float">
            <text:p>5.89E-0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float" office:value="0.00050615" calcext:value-type="float">
            <text:p>5.06E-004</text:p>
          </table:table-cell>
          <table:table-cell table:style-name="ce1" office:value-type="float" office:value="0.00006815" calcext:value-type="float">
            <text:p>6.82E-0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0.00057093" calcext:value-type="float">
            <text:p>5.71E-004</text:p>
          </table:table-cell>
          <table:table-cell table:style-name="ce1" office:value-type="float" office:value="0.0000775" calcext:value-type="float">
            <text:p>7.75E-0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0.0006451" calcext:value-type="float">
            <text:p>6.45E-004</text:p>
          </table:table-cell>
          <table:table-cell table:style-name="ce1" office:value-type="float" office:value="0.00008805" calcext:value-type="float">
            <text:p>8.81E-00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float" office:value="0.0007376" calcext:value-type="float">
            <text:p>7.38E-004</text:p>
          </table:table-cell>
          <table:table-cell table:style-name="ce1" office:value-type="float" office:value="0.00009871" calcext:value-type="float">
            <text:p>9.87E-00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0.0008028" calcext:value-type="float">
            <text:p>8.03E-004</text:p>
          </table:table-cell>
          <table:table-cell table:style-name="ce1" office:value-type="float" office:value="0.00011075" calcext:value-type="float">
            <text:p>1.11E-00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office:value-type="float" office:value="0.00089323" calcext:value-type="float">
            <text:p>8.93E-004</text:p>
          </table:table-cell>
          <table:table-cell table:style-name="ce1" office:value-type="float" office:value="0.00012069" calcext:value-type="float">
            <text:p>1.21E-00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office:value-type="float" office:value="0.00098655" calcext:value-type="float">
            <text:p>9.87E-004</text:p>
          </table:table-cell>
          <table:table-cell table:style-name="ce1" office:value-type="float" office:value="0.00013295" calcext:value-type="float">
            <text:p>1.33E-00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office:value-type="float" office:value="0.00109551" calcext:value-type="float">
            <text:p>1.10E-003</text:p>
          </table:table-cell>
          <table:table-cell table:style-name="ce1" office:value-type="float" office:value="0.00014513" calcext:value-type="float">
            <text:p>1.45E-00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float" office:value="0.00120105" calcext:value-type="float">
            <text:p>1.20E-003</text:p>
          </table:table-cell>
          <table:table-cell table:style-name="ce1" office:value-type="float" office:value="0.00015638" calcext:value-type="float">
            <text:p>1.56E-00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" office:value-type="float" office:value="0.00131815" calcext:value-type="float">
            <text:p>1.32E-003</text:p>
          </table:table-cell>
          <table:table-cell table:style-name="ce1" office:value-type="float" office:value="0.0001698" calcext:value-type="float">
            <text:p>1.70E-00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float" office:value="0.00141517" calcext:value-type="float">
            <text:p>1.42E-003</text:p>
          </table:table-cell>
          <table:table-cell table:style-name="ce1" office:value-type="float" office:value="0.00018011" calcext:value-type="float">
            <text:p>1.80E-00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" office:value-type="float" office:value="0.00154752" calcext:value-type="float">
            <text:p>1.55E-003</text:p>
          </table:table-cell>
          <table:table-cell table:style-name="ce1" office:value-type="float" office:value="0.00019629" calcext:value-type="float">
            <text:p>1.96E-00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" office:value-type="float" office:value="0.00165316" calcext:value-type="float">
            <text:p>1.65E-003</text:p>
          </table:table-cell>
          <table:table-cell table:style-name="ce1" office:value-type="float" office:value="0.00021824" calcext:value-type="float">
            <text:p>2.18E-00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" office:value-type="float" office:value="0.00177945" calcext:value-type="float">
            <text:p>1.78E-003</text:p>
          </table:table-cell>
          <table:table-cell table:style-name="ce1" office:value-type="float" office:value="0.00022486" calcext:value-type="float">
            <text:p>2.25E-00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" office:value-type="float" office:value="0.00192689" calcext:value-type="float">
            <text:p>1.93E-003</text:p>
          </table:table-cell>
          <table:table-cell table:style-name="ce1" office:value-type="float" office:value="0.00024111" calcext:value-type="float">
            <text:p>2.41E-00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float" office:value="0.00207603" calcext:value-type="float">
            <text:p>2.08E-003</text:p>
          </table:table-cell>
          <table:table-cell table:style-name="ce1" office:value-type="float" office:value="0.00025345" calcext:value-type="float">
            <text:p>2.53E-00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" office:value-type="float" office:value="0.0022326" calcext:value-type="float">
            <text:p>2.23E-003</text:p>
          </table:table-cell>
          <table:table-cell table:style-name="ce1" office:value-type="float" office:value="0.00026638" calcext:value-type="float">
            <text:p>2.66E-00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" office:value-type="float" office:value="0.00236744" calcext:value-type="float">
            <text:p>2.37E-003</text:p>
          </table:table-cell>
          <table:table-cell table:style-name="ce1" office:value-type="float" office:value="0.00028193" calcext:value-type="float">
            <text:p>2.82E-00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" office:value-type="float" office:value="0.00256257" calcext:value-type="float">
            <text:p>2.56E-003</text:p>
          </table:table-cell>
          <table:table-cell table:style-name="ce1" office:value-type="float" office:value="0.00029042" calcext:value-type="float">
            <text:p>2.90E-00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" office:value-type="float" office:value="0.00273598" calcext:value-type="float">
            <text:p>2.74E-003</text:p>
          </table:table-cell>
          <table:table-cell table:style-name="ce1" office:value-type="float" office:value="0.00030574" calcext:value-type="float">
            <text:p>3.06E-00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" office:value-type="float" office:value="0.00285394" calcext:value-type="float">
            <text:p>2.85E-003</text:p>
          </table:table-cell>
          <table:table-cell table:style-name="ce1" office:value-type="float" office:value="0.00032469" calcext:value-type="float">
            <text:p>3.25E-00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" office:value-type="float" office:value="0.00301439" calcext:value-type="float">
            <text:p>3.01E-003</text:p>
          </table:table-cell>
          <table:table-cell table:style-name="ce1" office:value-type="float" office:value="0.00034954" calcext:value-type="float">
            <text:p>3.50E-00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" office:value-type="float" office:value="0.00321491" calcext:value-type="float">
            <text:p>3.21E-003</text:p>
          </table:table-cell>
          <table:table-cell table:style-name="ce1" office:value-type="float" office:value="0.00036126" calcext:value-type="float">
            <text:p>3.61E-00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" office:value-type="float" office:value="0.00332949" calcext:value-type="float">
            <text:p>3.33E-003</text:p>
          </table:table-cell>
          <table:table-cell table:style-name="ce1" office:value-type="float" office:value="0.00038183" calcext:value-type="float">
            <text:p>3.82E-00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" office:value-type="float" office:value="0.00355919" calcext:value-type="float">
            <text:p>3.56E-003</text:p>
          </table:table-cell>
          <table:table-cell table:style-name="ce1" office:value-type="float" office:value="0.00040008" calcext:value-type="float">
            <text:p>4.00E-00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" office:value-type="float" office:value="0.00371002" calcext:value-type="float">
            <text:p>3.71E-003</text:p>
          </table:table-cell>
          <table:table-cell table:style-name="ce1" office:value-type="float" office:value="0.00042139" calcext:value-type="float">
            <text:p>4.21E-00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" office:value-type="float" office:value="0.00390188" calcext:value-type="float">
            <text:p>3.90E-003</text:p>
          </table:table-cell>
          <table:table-cell table:style-name="ce1" office:value-type="float" office:value="0.00044421" calcext:value-type="float">
            <text:p>4.44E-00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" office:value-type="float" office:value="0.00412627" calcext:value-type="float">
            <text:p>4.13E-003</text:p>
          </table:table-cell>
          <table:table-cell table:style-name="ce1" office:value-type="float" office:value="0.00046942" calcext:value-type="float">
            <text:p>4.69E-00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" office:value-type="float" office:value="0.00433492" calcext:value-type="float">
            <text:p>4.33E-003</text:p>
          </table:table-cell>
          <table:table-cell table:style-name="ce1" office:value-type="float" office:value="0.00047552" calcext:value-type="float">
            <text:p>4.76E-00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" office:value-type="float" office:value="0.00457315" calcext:value-type="float">
            <text:p>4.57E-003</text:p>
          </table:table-cell>
          <table:table-cell table:style-name="ce1" office:value-type="float" office:value="0.00050405" calcext:value-type="float">
            <text:p>5.04E-00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" office:value-type="float" office:value="0.00472226" calcext:value-type="float">
            <text:p>4.72E-003</text:p>
          </table:table-cell>
          <table:table-cell table:style-name="ce1" office:value-type="float" office:value="0.00051971" calcext:value-type="float">
            <text:p>5.20E-00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" office:value-type="float" office:value="0.00499808" calcext:value-type="float">
            <text:p>5.00E-003</text:p>
          </table:table-cell>
          <table:table-cell table:style-name="ce1" office:value-type="float" office:value="0.00054135" calcext:value-type="float">
            <text:p>5.41E-00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" office:value-type="float" office:value="0.00526434" calcext:value-type="float">
            <text:p>5.26E-003</text:p>
          </table:table-cell>
          <table:table-cell table:style-name="ce1" office:value-type="float" office:value="0.00056512" calcext:value-type="float">
            <text:p>5.65E-00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float" office:value="0.00549036" calcext:value-type="float">
            <text:p>5.49E-003</text:p>
          </table:table-cell>
          <table:table-cell table:style-name="ce1" office:value-type="float" office:value="0.00058944" calcext:value-type="float">
            <text:p>5.89E-00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" office:value-type="float" office:value="0.00570777" calcext:value-type="float">
            <text:p>5.71E-003</text:p>
          </table:table-cell>
          <table:table-cell table:style-name="ce1" office:value-type="float" office:value="0.00061328" calcext:value-type="float">
            <text:p>6.13E-00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" office:value-type="float" office:value="0.00588599" calcext:value-type="float">
            <text:p>5.89E-003</text:p>
          </table:table-cell>
          <table:table-cell table:style-name="ce1" office:value-type="float" office:value="0.00063753" calcext:value-type="float">
            <text:p>6.38E-00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" office:value-type="float" office:value="0.00605119" calcext:value-type="float">
            <text:p>6.05E-003</text:p>
          </table:table-cell>
          <table:table-cell table:style-name="ce1" office:value-type="float" office:value="0.00066406" calcext:value-type="float">
            <text:p>6.64E-00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" office:value-type="float" office:value="0.00626265" calcext:value-type="float">
            <text:p>6.26E-003</text:p>
          </table:table-cell>
          <table:table-cell table:style-name="ce1" office:value-type="float" office:value="0.0006888" calcext:value-type="float">
            <text:p>6.89E-00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" office:value-type="float" office:value="0.00658214" calcext:value-type="float">
            <text:p>6.58E-003</text:p>
          </table:table-cell>
          <table:table-cell table:style-name="ce1" office:value-type="float" office:value="0.00072161" calcext:value-type="float">
            <text:p>7.22E-00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" office:value-type="float" office:value="0.00682508" calcext:value-type="float">
            <text:p>6.83E-003</text:p>
          </table:table-cell>
          <table:table-cell table:style-name="ce1" office:value-type="float" office:value="0.00073109" calcext:value-type="float">
            <text:p>7.31E-00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" office:value-type="float" office:value="0.00707892" calcext:value-type="float">
            <text:p>7.08E-003</text:p>
          </table:table-cell>
          <table:table-cell table:style-name="ce1" office:value-type="float" office:value="0.00077394" calcext:value-type="float">
            <text:p>7.74E-00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" office:value-type="float" office:value="0.00739066" calcext:value-type="float">
            <text:p>7.39E-003</text:p>
          </table:table-cell>
          <table:table-cell table:style-name="ce1" office:value-type="float" office:value="0.00078825" calcext:value-type="float">
            <text:p>7.88E-00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" office:value-type="float" office:value="0.00760739" calcext:value-type="float">
            <text:p>7.61E-003</text:p>
          </table:table-cell>
          <table:table-cell table:style-name="ce1" office:value-type="float" office:value="0.00081637" calcext:value-type="float">
            <text:p>8.16E-00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" office:value-type="float" office:value="0.00782735" calcext:value-type="float">
            <text:p>7.83E-003</text:p>
          </table:table-cell>
          <table:table-cell table:style-name="ce1" office:value-type="float" office:value="0.00086599" calcext:value-type="float">
            <text:p>8.66E-00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" office:value-type="float" office:value="0.00822393" calcext:value-type="float">
            <text:p>8.22E-003</text:p>
          </table:table-cell>
          <table:table-cell table:style-name="ce1" office:value-type="float" office:value="0.00089211" calcext:value-type="float">
            <text:p>8.92E-00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" office:value-type="float" office:value="0.00845735" calcext:value-type="float">
            <text:p>8.46E-003</text:p>
          </table:table-cell>
          <table:table-cell table:style-name="ce1" office:value-type="float" office:value="0.00094056" calcext:value-type="float">
            <text:p>9.41E-00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" office:value-type="float" office:value="0.00873916" calcext:value-type="float">
            <text:p>8.74E-003</text:p>
          </table:table-cell>
          <table:table-cell table:style-name="ce1" office:value-type="float" office:value="0.00093809" calcext:value-type="float">
            <text:p>9.38E-00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" office:value-type="float" office:value="0.00896171" calcext:value-type="float">
            <text:p>8.96E-003</text:p>
          </table:table-cell>
          <table:table-cell table:style-name="ce1" office:value-type="float" office:value="0.00098554" calcext:value-type="float">
            <text:p>9.86E-00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" office:value-type="float" office:value="0.0092474" calcext:value-type="float">
            <text:p>9.25E-003</text:p>
          </table:table-cell>
          <table:table-cell table:style-name="ce1" office:value-type="float" office:value="0.00099589" calcext:value-type="float">
            <text:p>9.96E-00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" office:value-type="float" office:value="0.00943619" calcext:value-type="float">
            <text:p>9.44E-003</text:p>
          </table:table-cell>
          <table:table-cell table:style-name="ce1" office:value-type="float" office:value="0.00103352" calcext:value-type="float">
            <text:p>1.03E-00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" office:value-type="float" office:value="0.00977957" calcext:value-type="float">
            <text:p>9.78E-003</text:p>
          </table:table-cell>
          <table:table-cell table:style-name="ce1" office:value-type="float" office:value="0.00107431" calcext:value-type="float">
            <text:p>1.07E-0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" office:value-type="float" office:value="0.01015221" calcext:value-type="float">
            <text:p>1.02E-002</text:p>
          </table:table-cell>
          <table:table-cell table:style-name="ce1" office:value-type="float" office:value="0.00109286" calcext:value-type="float">
            <text:p>1.09E-0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" office:value-type="float" office:value="0.01042319" calcext:value-type="float">
            <text:p>1.04E-002</text:p>
          </table:table-cell>
          <table:table-cell table:style-name="ce1" office:value-type="float" office:value="0.00113921" calcext:value-type="float">
            <text:p>1.14E-00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" office:value-type="float" office:value="0.01111095" calcext:value-type="float">
            <text:p>1.11E-002</text:p>
          </table:table-cell>
          <table:table-cell table:style-name="ce1" office:value-type="float" office:value="0.00116227" calcext:value-type="float">
            <text:p>1.16E-00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" office:value-type="float" office:value="0.01107004" calcext:value-type="float">
            <text:p>1.11E-002</text:p>
          </table:table-cell>
          <table:table-cell table:style-name="ce1" office:value-type="float" office:value="0.0011996" calcext:value-type="float">
            <text:p>1.20E-0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" office:value-type="float" office:value="0.01152339" calcext:value-type="float">
            <text:p>1.15E-002</text:p>
          </table:table-cell>
          <table:table-cell table:style-name="ce1" office:value-type="float" office:value="0.00124951" calcext:value-type="float">
            <text:p>1.25E-00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" office:value-type="float" office:value="0.01195631" calcext:value-type="float">
            <text:p>1.20E-002</text:p>
          </table:table-cell>
          <table:table-cell table:style-name="ce1" office:value-type="float" office:value="0.00127338" calcext:value-type="float">
            <text:p>1.27E-00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" office:value-type="float" office:value="0.01218466" calcext:value-type="float">
            <text:p>1.22E-002</text:p>
          </table:table-cell>
          <table:table-cell table:style-name="ce1" office:value-type="float" office:value="0.00131091" calcext:value-type="float">
            <text:p>1.31E-00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" office:value-type="float" office:value="0.01258142" calcext:value-type="float">
            <text:p>1.26E-002</text:p>
          </table:table-cell>
          <table:table-cell table:style-name="ce1" office:value-type="float" office:value="0.00135081" calcext:value-type="float">
            <text:p>1.35E-00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" office:value-type="float" office:value="0.01266339" calcext:value-type="float">
            <text:p>1.27E-002</text:p>
          </table:table-cell>
          <table:table-cell table:style-name="ce1" office:value-type="float" office:value="0.00137126" calcext:value-type="float">
            <text:p>1.37E-00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" office:value-type="float" office:value="0.01293627" calcext:value-type="float">
            <text:p>1.29E-002</text:p>
          </table:table-cell>
          <table:table-cell table:style-name="ce1" office:value-type="float" office:value="0.00141629" calcext:value-type="float">
            <text:p>1.42E-00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" office:value-type="float" office:value="0.01333666" calcext:value-type="float">
            <text:p>1.33E-002</text:p>
          </table:table-cell>
          <table:table-cell table:style-name="ce1" office:value-type="float" office:value="0.00147192" calcext:value-type="float">
            <text:p>1.47E-00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" office:value-type="float" office:value="0.01364386" calcext:value-type="float">
            <text:p>1.36E-002</text:p>
          </table:table-cell>
          <table:table-cell table:style-name="ce1" office:value-type="float" office:value="0.00150187" calcext:value-type="float">
            <text:p>1.50E-00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" office:value-type="float" office:value="0.01405602" calcext:value-type="float">
            <text:p>1.41E-002</text:p>
          </table:table-cell>
          <table:table-cell table:style-name="ce1" office:value-type="float" office:value="0.0015604" calcext:value-type="float">
            <text:p>1.56E-00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" office:value-type="float" office:value="0.01432764" calcext:value-type="float">
            <text:p>1.43E-002</text:p>
          </table:table-cell>
          <table:table-cell table:style-name="ce1" office:value-type="float" office:value="0.00159694" calcext:value-type="float">
            <text:p>1.60E-00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" office:value-type="float" office:value="0.01475327" calcext:value-type="float">
            <text:p>1.48E-002</text:p>
          </table:table-cell>
          <table:table-cell table:style-name="ce1" office:value-type="float" office:value="0.00164141" calcext:value-type="float">
            <text:p>1.64E-00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" office:value-type="float" office:value="0.01511332" calcext:value-type="float">
            <text:p>1.51E-002</text:p>
          </table:table-cell>
          <table:table-cell table:style-name="ce1" office:value-type="float" office:value="0.00168989" calcext:value-type="float">
            <text:p>1.69E-00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" office:value-type="float" office:value="0.01549456" calcext:value-type="float">
            <text:p>1.55E-002</text:p>
          </table:table-cell>
          <table:table-cell table:style-name="ce1" office:value-type="float" office:value="0.00174945" calcext:value-type="float">
            <text:p>1.75E-00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" office:value-type="float" office:value="0.01590747" calcext:value-type="float">
            <text:p>1.59E-002</text:p>
          </table:table-cell>
          <table:table-cell table:style-name="ce1" office:value-type="float" office:value="0.00175146" calcext:value-type="float">
            <text:p>1.75E-00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" office:value-type="float" office:value="0.01629866" calcext:value-type="float">
            <text:p>1.63E-002</text:p>
          </table:table-cell>
          <table:table-cell table:style-name="ce1" office:value-type="float" office:value="0.00179528" calcext:value-type="float">
            <text:p>1.80E-00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" office:value-type="float" office:value="0.01667445" calcext:value-type="float">
            <text:p>1.67E-002</text:p>
          </table:table-cell>
          <table:table-cell table:style-name="ce1" office:value-type="float" office:value="0.00184403" calcext:value-type="float">
            <text:p>1.84E-00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" office:value-type="float" office:value="0.01703104" calcext:value-type="float">
            <text:p>1.70E-002</text:p>
          </table:table-cell>
          <table:table-cell table:style-name="ce1" office:value-type="float" office:value="0.00189474" calcext:value-type="float">
            <text:p>1.89E-00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" office:value-type="float" office:value="0.01764" calcext:value-type="float">
            <text:p>1.76E-002</text:p>
          </table:table-cell>
          <table:table-cell table:style-name="ce1" office:value-type="float" office:value="0.00196037" calcext:value-type="float">
            <text:p>1.96E-00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" office:value-type="float" office:value="0.01800958" calcext:value-type="float">
            <text:p>1.80E-002</text:p>
          </table:table-cell>
          <table:table-cell table:style-name="ce1" office:value-type="float" office:value="0.00201997" calcext:value-type="float">
            <text:p>2.02E-00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" office:value-type="float" office:value="0.01840445" calcext:value-type="float">
            <text:p>1.84E-002</text:p>
          </table:table-cell>
          <table:table-cell table:style-name="ce1" office:value-type="float" office:value="0.00207408" calcext:value-type="float">
            <text:p>2.07E-0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" office:value-type="float" office:value="0.01880276" calcext:value-type="float">
            <text:p>1.88E-002</text:p>
          </table:table-cell>
          <table:table-cell table:style-name="ce1" office:value-type="float" office:value="0.00218553" calcext:value-type="float">
            <text:p>2.19E-00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" office:value-type="float" office:value="0.01929507" calcext:value-type="float">
            <text:p>1.93E-002</text:p>
          </table:table-cell>
          <table:table-cell table:style-name="ce1" office:value-type="float" office:value="0.00219243" calcext:value-type="float">
            <text:p>2.19E-00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" office:value-type="float" office:value="0.01959925" calcext:value-type="float">
            <text:p>1.96E-002</text:p>
          </table:table-cell>
          <table:table-cell table:style-name="ce1" office:value-type="float" office:value="0.00226231" calcext:value-type="float">
            <text:p>2.26E-00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" office:value-type="float" office:value="0.01986605" calcext:value-type="float">
            <text:p>1.99E-002</text:p>
          </table:table-cell>
          <table:table-cell table:style-name="ce1" office:value-type="float" office:value="0.00229221" calcext:value-type="float">
            <text:p>2.29E-00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" office:value-type="float" office:value="0.0203925" calcext:value-type="float">
            <text:p>2.04E-002</text:p>
          </table:table-cell>
          <table:table-cell table:style-name="ce1" office:value-type="float" office:value="0.00233463" calcext:value-type="float">
            <text:p>2.33E-00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" office:value-type="float" office:value="0.02093709" calcext:value-type="float">
            <text:p>2.09E-002</text:p>
          </table:table-cell>
          <table:table-cell table:style-name="ce1" office:value-type="float" office:value="0.00238191" calcext:value-type="float">
            <text:p>2.38E-00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" office:value-type="float" office:value="0.02123519" calcext:value-type="float">
            <text:p>2.12E-002</text:p>
          </table:table-cell>
          <table:table-cell table:style-name="ce1" office:value-type="float" office:value="0.00245568" calcext:value-type="float">
            <text:p>2.46E-00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" office:value-type="float" office:value="0.021722" calcext:value-type="float">
            <text:p>2.17E-002</text:p>
          </table:table-cell>
          <table:table-cell table:style-name="ce1" office:value-type="float" office:value="0.00249145" calcext:value-type="float">
            <text:p>2.49E-00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" office:value-type="float" office:value="0.02202892" calcext:value-type="float">
            <text:p>2.20E-002</text:p>
          </table:table-cell>
          <table:table-cell table:style-name="ce1" office:value-type="float" office:value="0.00257482" calcext:value-type="float">
            <text:p>2.57E-00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" office:value-type="float" office:value="0.02248887" calcext:value-type="float">
            <text:p>2.25E-002</text:p>
          </table:table-cell>
          <table:table-cell table:style-name="ce1" office:value-type="float" office:value="0.00263694" calcext:value-type="float">
            <text:p>2.64E-00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" office:value-type="float" office:value="0.02299444" calcext:value-type="float">
            <text:p>2.30E-002</text:p>
          </table:table-cell>
          <table:table-cell table:style-name="ce1" office:value-type="float" office:value="0.00270346" calcext:value-type="float">
            <text:p>2.70E-00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" office:value-type="float" office:value="0.02348941" calcext:value-type="float">
            <text:p>2.35E-002</text:p>
          </table:table-cell>
          <table:table-cell table:style-name="ce1" office:value-type="float" office:value="0.00275311" calcext:value-type="float">
            <text:p>2.75E-00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" office:value-type="float" office:value="0.0239776" calcext:value-type="float">
            <text:p>2.40E-002</text:p>
          </table:table-cell>
          <table:table-cell table:style-name="ce1" office:value-type="float" office:value="0.00282282" calcext:value-type="float">
            <text:p>2.82E-00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" office:value-type="float" office:value="0.02442849" calcext:value-type="float">
            <text:p>2.44E-002</text:p>
          </table:table-cell>
          <table:table-cell table:style-name="ce1" office:value-type="float" office:value="0.00288465" calcext:value-type="float">
            <text:p>2.88E-00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" office:value-type="float" office:value="0.02494133" calcext:value-type="float">
            <text:p>2.49E-002</text:p>
          </table:table-cell>
          <table:table-cell table:style-name="ce1" office:value-type="float" office:value="0.00294896" calcext:value-type="float">
            <text:p>2.95E-003</text:p>
          </table:table-cell>
        </table:table-row>
        <table:table-row table:style-name="ro2" table:number-rows-repeated="104847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7:05:55.517528000</meta:creation-date>
    <dc:date>2014-10-11T17:08:21.162206000</dc:date>
    <meta:editing-duration>P0D</meta:editing-duration>
    <meta:editing-cycles>1</meta:editing-cycles>
    <meta:document-statistic meta:table-count="1" meta:cell-count="303" meta:object-count="0"/>
    <meta:generator>LibreOffice/4.1.5.3$MacOSX_x86 LibreOffice_project/1c1366bba2ba2b554cd2ca4d87c06da81c05d24</meta:generator>
  </office:meta>
</office:document-meta>
</file>